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officeooo:rsid="001f4476" officeooo:paragraph-rsid="001f4476" style:font-size-asian="14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bold" officeooo:rsid="001f4476" officeooo:paragraph-rsid="001f4476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bold" officeooo:rsid="0023078c" officeooo:paragraph-rsid="0023078c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font-weight="bold" officeooo:rsid="00250c9b" officeooo:paragraph-rsid="00250c9b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1f4476" officeooo:paragraph-rsid="001f4476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250c9b" officeooo:paragraph-rsid="00250c9b" style:font-size-asian="12pt" style:font-weight-asian="normal" style:font-size-complex="12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2116a7" style:font-weight-asian="normal" style:font-weight-complex="normal"/>
    </style:style>
    <style:style style:name="T3" style:family="text">
      <style:text-properties fo:font-weight="normal" officeooo:rsid="00223e29" style:font-weight-asian="normal" style:font-weight-complex="normal"/>
    </style:style>
    <style:style style:name="T4" style:family="text">
      <style:text-properties fo:font-weight="normal" officeooo:rsid="0023b2b6" style:font-weight-asian="normal" style:font-weight-complex="normal"/>
    </style:style>
    <style:style style:name="T5" style:family="text">
      <style:text-properties fo:font-weight="normal" officeooo:rsid="00250c9b" style:font-weight-asian="normal" style:font-weight-complex="normal"/>
    </style:style>
    <style:style style:name="T6" style:family="text">
      <style:text-properties officeooo:rsid="00250c9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anipulando DOM com Javascript – Anotações</text:p>
      <text:p text:style-name="P1"/>
      <text:p text:style-name="P1"/>
      <text:p text:style-name="P2">→ DOM (Document Objetct Model)</text:p>
      <text:p text:style-name="P2"/>
      <text:p text:style-name="P5">O DOM HTML é um padrão de como acessar e modificar os elementos HTML de uma página. É a árvore de elementos HTML.</text:p>
      <text:p text:style-name="P5"/>
      <text:p text:style-name="P5"/>
      <text:p text:style-name="P2">Diferença do DOM e o BOM</text:p>
      <text:p text:style-name="P2"><text:span text:style-name="T1"><text:tab/>- </text:span><text:span text:style-name="T2">BOM (Browser Object Model)</text:span></text:p>
      <text:p text:style-name="P2"><text:span text:style-name="T2"><text:tab/>- </text:span><text:span text:style-name="T3">Todo brownser possui a window(janela), que é a mãe de toda a estrutura.</text:span></text:p>
      <text:p text:style-name="P2"><text:tab/>- <text:span text:style-name="T3">O BOM é a árvore de dependências dentro da window: document, history, location, screen, <text:tab/>navigator</text:span></text:p>
      <text:p text:style-name="P2"><text:span text:style-name="T3"><text:tab/>- O DOM está dentro do document</text:span></text:p>
      <text:p text:style-name="P3"/>
      <text:p text:style-name="P3"/>
      <text:p text:style-name="P3">Métodos: </text:p>
      <text:p text:style-name="P3"><text:tab/><text:span text:style-name="T1">- Estrutura HTML: tag, id (atributo), class</text:span></text:p>
      <text:p text:style-name="P3"/>
      <text:p text:style-name="P3">document.método...</text:p>
      <text:p text:style-name="P3"><text:tab/><text:span text:style-name="T1">- getElementById(‘valor_id’);</text:span></text:p>
      <text:p text:style-name="P3"><text:tab/><text:span text:style-name="T1">- getElementsByTagName(‘nome_tag’);</text:span></text:p>
      <text:p text:style-name="P3"><text:tab/><text:span text:style-name="T1">- getElementByClassName(‘nome_classe’);</text:span></text:p>
      <text:p text:style-name="P3"><text:tab/>- <text:span text:style-name="T1">querySelectorAll(‘alguma_query’);</text:span></text:p>
      <text:p text:style-name="P3"/>
      <text:p text:style-name="P3"><text:tab/>- <text:span text:style-name="T1">createElement(‘nome_tag’);</text:span></text:p>
      <text:p text:style-name="P3"><text:tab/>- <text:span text:style-name="T1">removeChild(element);</text:span></text:p>
      <text:p text:style-name="P3"><text:tab/>- <text:span text:style-name="T1">appendChild(element);</text:span></text:p>
      <text:p text:style-name="P3"><text:tab/>- <text:span text:style-name="T1">replaceChild(new_element, old_element);</text:span></text:p>
      <text:p text:style-name="P3"/>
      <text:p text:style-name="P3">Métodos de estilo:</text:p>
      <text:p text:style-name="P3"/>
      <text:p text:style-name="P3"><text:tab/><text:span text:style-name="T1">- const meuElemento = document.querySelector(‘#</text:span><text:span text:style-name="T4">atributo</text:span><text:span text:style-name="T1">’)</text:span></text:p>
      <text:p text:style-name="P3"><text:tab/></text:p>
      <text:p text:style-name="P3"><text:tab/>- <text:span text:style-name="T4">meuElemento.classList.add(‘classe’); <text:s text:c="3"/>→ adiona classe css</text:span></text:p>
      <text:p text:style-name="P3"><text:tab/>- <text:span text:style-name="T4">meuElemento.classList.remove(‘classe’) → remove classe Css</text:span></text:p>
      <text:p text:style-name="P3"><text:tab/>- <text:span text:style-name="T4">meuElemento.classList.toggle(‘dark-mode’) → adiciona se não houver e remove se houver</text:span></text:p>
      <text:p text:style-name="P3"><text:tab/></text:p>
      <text:p text:style-name="P3"><text:tab/><text:span text:style-name="T1">- </text:span><text:span text:style-name="T4">meuElemento.style.color = “blue”;</text:span></text:p>
      <text:p text:style-name="P3"><text:tab/>- <text:span text:style-name="T4">meuElemento.style.backgroundColor = ‘black’</text:span></text:p>
      <text:p text:style-name="P3"><text:tab/>- <text:span text:style-name="T4">meuElemento.style.algum_atributo_css</text:span></text:p>
      <text:p text:style-name="P3"/>
      <text:p text:style-name="P3"/>
      <text:p text:style-name="P4">Eventos:</text:p>
      <text:p text:style-name="P4"/>
      <text:p text:style-name="P6">Qualquer tipo de ação que um usuário faz em uma página.</text:p>
      <text:p text:style-name="P6"/>
      <text:p text:style-name="P6"><text:tab/>- Eventos de Mouse: mouserover, mouseout</text:p>
      <text:p text:style-name="P6"><text:tab/>- Eventos de Click: click, dbclick</text:p>
      <text:p text:style-name="P6"><text:tab/>- Eventos de atualização: change, load</text:p>
      <text:p text:style-name="P3"><text:soft-page-break/><text:tab/>- <text:span text:style-name="T5">Adicionando eventos: meuElemento.addEventListener(‘event’, function() {})</text:span></text:p>
      <text:p text:style-name="P3"><text:span text:style-name="T5"><text:tab/>- Outra forma: &lt;div onclick=”algumaFuncao(this)”&gt;&lt;/div&gt;</text:span></text:p>
      <text:p text:style-name="P3"><text:span text:style-name="T5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16T23:47:59.102941527</meta:creation-date>
    <dc:date>2021-10-17T00:44:03.510021721</dc:date>
    <meta:editing-duration>PT20M25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2" meta:paragraph-count="36" meta:word-count="189" meta:character-count="1497" meta:non-whitespace-character-count="1309"/>
  </office:meta>
</office:document-meta>
</file>